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43b0e5" officeooo:paragraph-rsid="0043b0e5"/>
    </style:style>
    <style:style style:name="P16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17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18" style:family="paragraph" style:parent-style-name="Standard">
      <style:text-properties officeooo:rsid="004bd2f3" officeooo:paragraph-rsid="004bd2f3"/>
    </style:style>
    <style:style style:name="P19" style:family="paragraph" style:parent-style-name="Standard">
      <style:text-properties officeooo:rsid="004c812b" officeooo:paragraph-rsid="004c812b"/>
    </style:style>
    <style:style style:name="P20" style:family="paragraph" style:parent-style-name="Standard">
      <style:paragraph-properties fo:break-before="page"/>
      <style:text-properties officeooo:rsid="004c812b" officeooo:paragraph-rsid="004c812b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2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4" style:family="paragraph" style:parent-style-name="Preformatted_20_Text">
      <style:paragraph-properties fo:orphans="2" fo:widows="2"/>
    </style:style>
    <style:style style:name="P2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26" style:family="paragraph" style:parent-style-name="Table_20_Contents" style:list-style-name="L1">
      <style:text-properties style:font-name="Arial" officeooo:rsid="00191ba4" officeooo:paragraph-rsid="00191ba4"/>
    </style:style>
    <style:style style:name="P27" style:family="paragraph" style:parent-style-name="Table_20_Contents" style:list-style-name="L2">
      <style:text-properties officeooo:rsid="00256d99" officeooo:paragraph-rsid="00256d99"/>
    </style:style>
    <style:style style:name="P28" style:family="paragraph" style:parent-style-name="Table_20_Contents" style:list-style-name="L3">
      <style:text-properties officeooo:rsid="00447d0c" officeooo:paragraph-rsid="00447d0c"/>
    </style:style>
    <style:style style:name="P29" style:family="paragraph" style:parent-style-name="Table_20_Contents" style:list-style-name="L4">
      <style:text-properties officeooo:rsid="0026474a" officeooo:paragraph-rsid="0026474a"/>
    </style:style>
    <style:style style:name="P30" style:family="paragraph" style:parent-style-name="Table_20_Contents" style:list-style-name="L4">
      <style:text-properties officeooo:rsid="0027fc26" officeooo:paragraph-rsid="0027fc26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729c4"/>
    </style:style>
    <style:style style:name="T11" style:family="text">
      <style:text-properties officeooo:rsid="0028fec6"/>
    </style:style>
    <style:style style:name="T12" style:family="text">
      <style:text-properties officeooo:rsid="002cec6a"/>
    </style:style>
    <style:style style:name="T13" style:family="text">
      <style:text-properties officeooo:rsid="002d177e"/>
    </style:style>
    <style:style style:name="T14" style:family="text">
      <style:text-properties officeooo:rsid="002d937c"/>
    </style:style>
    <style:style style:name="T15" style:family="text">
      <style:text-properties officeooo:rsid="002f4ff4"/>
    </style:style>
    <style:style style:name="T16" style:family="text">
      <style:text-properties officeooo:rsid="002f4ffa"/>
    </style:style>
    <style:style style:name="T17" style:family="text">
      <style:text-properties officeooo:rsid="002f718c"/>
    </style:style>
    <style:style style:name="T18" style:family="text">
      <style:text-properties officeooo:rsid="00315ad7"/>
    </style:style>
    <style:style style:name="T19" style:family="text">
      <style:text-properties officeooo:rsid="0033eef5"/>
    </style:style>
    <style:style style:name="T20" style:family="text">
      <style:text-properties officeooo:rsid="0037209f"/>
    </style:style>
    <style:style style:name="T21" style:family="text">
      <style:text-properties officeooo:rsid="00381248"/>
    </style:style>
    <style:style style:name="T22" style:family="text">
      <style:text-properties officeooo:rsid="003b0236"/>
    </style:style>
    <style:style style:name="T23" style:family="text">
      <style:text-properties officeooo:rsid="003c0194"/>
    </style:style>
    <style:style style:name="T24" style:family="text">
      <style:text-properties officeooo:rsid="00447d0c"/>
    </style:style>
    <style:style style:name="T25" style:family="text">
      <style:text-properties officeooo:rsid="0047c20b"/>
    </style:style>
    <style:style style:name="T26" style:family="text">
      <style:text-properties officeooo:rsid="0049e1f6"/>
    </style:style>
    <style:style style:name="T27" style:family="text">
      <style:text-properties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7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3">- <text:span text:style-name="T5">mon mail du 17 janvier sollicitant un rdv</text:span></text:p>
            <text:p text:style-name="P3">- <text:span text:style-name="T5">votre mail du 17 janvier indiquant que vous allez m'en fixer un sur la base de mon planning.</text:span></text:p>
            <text:p text:style-name="P3">- <text:span text:style-name="T5">mon mail du 22 janvier vous relançant sur la demande de prise de rdv et proposant 8 dates possibles compatibles avec mon planning jour/nuit.</text:span></text:p>
            <text:p text:style-name="P3">- <text:span text:style-name="T5">votre mail du 23 janv indiquant un rendez vous lors de la semaine du 6 février</text:span></text:p>
            <text:p text:style-name="P3">- <text:span text:style-name="T5">mon mail du 8 février après n'avoir eu <text:s/>aucune date ni heure précise de rendez vous </text:span></text:p>
            <text:p text:style-name="P3">- <text:span text:style-name="T4">votre mail du 9 février me fixant rendez vous le 10 février à 8h30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</text:span></text:p>
            <text:p text:style-name="P3"><text:s/>- L.R.A.R 1E00163540474, avis de distribution daté du 17/02/2017 <text:span text:style-name="T17">tamponnée par l’entreprise, mais non signée</text:span></text:p>
            <text:p text:style-name="P7"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</text:p>
            <text:p text:style-name="P8">- votre absence de réponse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16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5">Pour rappel, j’y demandais une réponse écrite aux </text:span>questions <text:span text:style-name="T15">suivantes</text:span> :</text:p>
            <text:list xml:id="list6448080754631492354" text:style-name="L1">
              <text:list-item>
                <text:p text:style-name="P26">Quel est le fondement de l'annualisation mentionnée dans mon contrat de travail ?</text:p>
              </text:list-item>
              <text:list-item>
                <text:p text:style-name="P26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6">ais</text:span> un<text:span text:style-name="T16">e réponse</text:span> écrit<text:span text:style-name="T16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8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428401453885852352" text:style-name="L2">
              <text:list-item>
                <text:p text:style-name="P27">qu’en l’absence d’accord d’annualisation, le droit commun s’appliquait <text:span text:style-name="T12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27">que l’entreprise domoveil n’a fait l’objet d’aucun accord d’annualisation (cf mail de l’inspection du travail en référence)</text:p>
              </text:list-item>
              <text:list-item>
                <text:p text:style-name="P27">qu’il n’existe aucun accord de branche prévention et sécurité permettant l’annualisation</text:p>
              </text:list-item>
              <text:list-item>
                <text:p text:style-name="P27">que si un accord d’annualisation de groupe existait, il aurait dû m’être communiqué lors de l’établissement du contrat de travail 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5">La clause d’annualisation de mon contrat de travail n’est donc pas fondée légalement, mais la clause permettant de travailler sur un volume horaire hebdomadaire supérieur à 35 heures (39 heures) est une possibilité accordée par <text:span text:style-name="T24">&lt;…. L3121-23 ct ???? parle pas de la mise en place… &gt; <text:s/>. A ce niveau deux possibilités :</text:span></text:p>
            <text:list xml:id="list3596951754497355990" text:style-name="L3">
              <text:list-item>
                <text:p text:style-name="P28">soit cette durée hebdomadaire de travail supérieure à l’horaire légal est fondé légalement, mais pas l’annualisation, et je dois me baser sur les 39 <text:s/>heures hebdomadaires</text:p>
              </text:list-item>
              <text:list-item>
                <text:p text:style-name="P28">soit ces horaires ne sont pas fondés, et je dois me baser sur les 35 heures.</text:p>
                <text:p text:style-name="P28"><text:soft-page-break/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4">donc </text:span>mesuré la différence entre le mode de rémunération que vous appliquez (la mensualisation des heures supplémentaires entre 35 et 39 heures <text:span text:style-name="T13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6763017110837345716" text:style-name="L4">
              <text:list-item>
                <text:p text:style-name="P29">que je suis objectivement lésé (la différence représente en 2016 <text:span text:style-name="T10">72 équivalent heures travaillées – détail du calcul en annexe - ) . Cette lésion financière se reproduit de manière répétée d’une année à l’autre (2014 : 31,25 équivalents heures en ma défaveur) . <text:s/>Il faut reconnaître qu’en <text:s/>2015, 21 équivalents heures travail ont été réglé en ma faveur, mais le bilan des 3 années représente 82 équivalents heures en ma défaveur. </text:span></text:p>
              </text:list-item>
              <text:list-item>
                <text:p text:style-name="P30">qu’à l’occasion de plusieurs semaines (semaines .. .. .. .. de 2014 semaines … de 2015 semaines … de <text:s/>2016 ) j’ai travaillé plus de 48 heures, ce qui est interdit. j’ai compté ces heures illégales à 50 %, mais un taux de compensation supérieur pourrait être accordé au titre de l’illégalité de ces heures</text:p>
              </text:list-item>
              <text:list-item>
                <text:p text:style-name="P30">j’ai moins de un week end sur deux – cf détail du calcul en annexe - (convention collective, article 7). un week end manquant vaut <text:span text:style-name="T26">normalement compensation </text:span>aux prudhommes.</text:p>
              </text:list-item>
              <text:list-item>
                <text:p text:style-name="P30">Que même en utilisant le mode de calcul d’annualisation sur la base des 39 heures dont vous vous prétendez, il reste des heures non payées, que vous auriez du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1">Je me suis basé sur les plannings envoyés par mail par domoveil.</text:span></text:p>
            <text:p text:style-name="P13"><text:s text:c="3"/><text:span text:style-name="T21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20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9">r</text:span>ier <text:s/><text:span text:style-name="T11">sur la base du droit commun à <text:s/>35 heures hebdomadaires dans un premier temps, comme signe de bonne volonté, </text:span>l’<text:span text:style-name="T25">application de ce mode de rémunération pour les mois à venir (heures supplémentaires calculées et payées mensuellement et non à l’année)</text:span>, <text:span text:style-name="T22">et </text:span><text:soft-page-break/><text:span text:style-name="T22">une contrepartie financière aux week-ends manquants. <text:s/></text:span></text:p>
            <text:p text:style-name="P11"/>
            <text:p text:style-name="P11"><text:span text:style-name="T23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20">ANNEXES</text:p>
      <text:p text:style-name="P19"/>
      <text:p text:style-name="P19">MAIL DU 5 DECEMBRE SOLLICITANT COPIE CAHIER DE POINTAGE</text:p>
      <text:p text:style-name="P19"/>
      <text:p text:style-name="P22">Return-Path: jean-francois.brasselet@domoveil.fr</text:p>
      <text:p text:style-name="P21">Received: from zimbra.domoveil.fr (LHLO zimbra.domoveil.fr) (10.2.0.244) by</text:p>
      <text:p text:style-name="P23"><text:s/><text:span text:style-name="T27">zimbra.domoveil.fr with LMTP; Tue, 6 Dec 2016 08:09:00 +0100 (CET)</text:span></text:p>
      <text:p text:style-name="P21">Received: from localhost (localhost [127.0.0.1])</text:p>
      <text:p text:style-name="P23"><text:s text:c="8"/><text:span text:style-name="T27">by zimbra.domoveil.fr (Postfix) with ESMTP id 9BD55760196</text:span></text:p>
      <text:p text:style-name="P23"><text:s text:c="8"/><text:span text:style-name="T27">for &lt;corentin.leclere@domoveil.fr&gt;; Tue, <text:s/>6 Dec 2016 08:09:00 +0100 (CET)</text:span></text:p>
      <text:p text:style-name="P21">X-Spam-Flag: NO</text:p>
      <text:p text:style-name="P21">X-Spam-Score: -2.909</text:p>
      <text:p text:style-name="P21">X-Spam-Level:</text:p>
      <text:p text:style-name="P21">X-Spam-Status: No, score=-2.909 tagged_above=-10 required=4.6</text:p>
      <text:p text:style-name="P23"><text:s text:c="8"/><text:span text:style-name="T27">tests=[ALL_TRUSTED=-1, BAYES_00=-1.9, T_RP_MATCHES_RCVD=-0.01,</text:span></text:p>
      <text:p text:style-name="P23"><text:s text:c="8"/><text:span text:style-name="T27">URIBL_BLOCKED=0.001] autolearn=ham autolearn_force=no</text:span></text:p>
      <text:p text:style-name="P21">Received: from zimbra.domoveil.fr ([127.0.0.1])</text:p>
      <text:p text:style-name="P23"><text:s text:c="8"/><text:span text:style-name="T27">by localhost (zimbra.domoveil.fr [127.0.0.1]) (amavisd-new, port 10032)</text:span></text:p>
      <text:p text:style-name="P23"><text:s text:c="8"/><text:span text:style-name="T27">with ESMTP id mRVRkJseTUD7 for &lt;corentin.leclere@domoveil.fr&gt;;</text:span></text:p>
      <text:p text:style-name="P23"><text:s text:c="8"/><text:span text:style-name="T27">Tue, <text:s/>6 Dec 2016 08:08:58 +0100 (CET)</text:span></text:p>
      <text:p text:style-name="P21">Received: from localhost (localhost [127.0.0.1])</text:p>
      <text:p text:style-name="P23"><text:s text:c="8"/><text:span text:style-name="T27">by zimbra.domoveil.fr (Postfix) with ESMTP id E08EA76022B</text:span></text:p>
      <text:p text:style-name="P23"><text:s text:c="8"/><text:span text:style-name="T27">for &lt;corentin.leclere@domoveil.fr&gt;; Tue, <text:s/>6 Dec 2016 08:08:58 +0100 (CET)</text:span></text:p>
      <text:p text:style-name="P21">X-Virus-Scanned: amavisd-new at domoveil.fr</text:p>
      <text:p text:style-name="P21">Received: from zimbra.domoveil.fr ([127.0.0.1])</text:p>
      <text:p text:style-name="P23"><text:s text:c="8"/><text:span text:style-name="T27">by localhost (zimbra.domoveil.fr [127.0.0.1]) (amavisd-new, port 10026)</text:span></text:p>
      <text:p text:style-name="P23"><text:s text:c="8"/><text:span text:style-name="T27">with ESMTP id 8gY4n7Tk_l9e for &lt;corentin.leclere@domoveil.fr&gt;;</text:span></text:p>
      <text:p text:style-name="P23"><text:s text:c="8"/><text:span text:style-name="T27">Tue, <text:s/>6 Dec 2016 08:08:58 +0100 (CET)</text:span></text:p>
      <text:p text:style-name="P21">Received: from zimbra.domoveil.fr (zimbra.domoveil.fr [10.2.0.244])</text:p>
      <text:p text:style-name="P23"><text:s text:c="8"/><text:span text:style-name="T27">by zimbra.domoveil.fr (Postfix) with ESMTP id CBC43760196</text:span></text:p>
      <text:p text:style-name="P23"><text:s text:c="8"/><text:span text:style-name="T27">for &lt;corentin.leclere@domoveil.fr&gt;; Tue, <text:s/>6 Dec 2016 08:08:58 +0100 (CET)</text:span></text:p>
      <text:p text:style-name="P21">Date: Tue, 6 Dec 2016 08:08:58 +0100 (CET)</text:p>
      <text:p text:style-name="P21">From: Jean Francois Brasselet &lt;jean-francois.brasselet@domoveil.fr&gt;</text:p>
      <text:p text:style-name="P21">To: Corentin Leclere &lt;corentin.leclere@domoveil.fr&gt;</text:p>
      <text:p text:style-name="P21">Message-ID: &lt;991261038.1027135.1481008138606.JavaMail.zimbra@domoveil.fr&gt;</text:p>
      <text:p text:style-name="P21">In-Reply-To: &lt;1999296502.1020342.1480957386691.JavaMail.zimbra@domoveil.fr&gt;</text:p>
      <text:p text:style-name="P21">References: &lt;1999296502.1020342.1480957386691.JavaMail.zimbra@domoveil.fr&gt;</text:p>
      <text:p text:style-name="P21">Subject: Re: demande de documents du 26 novembre</text:p>
      <text:p text:style-name="P21">MIME-Version: 1.0</text:p>
      <text:p text:style-name="P21">Content-Type: text/plain; charset=utf-8</text:p>
      <text:p text:style-name="P21">Content-Transfer-Encoding: quoted-printable</text:p>
      <text:p text:style-name="P21">X-Originating-IP: [10.6.3.3]</text:p>
      <text:p text:style-name="P21">X-Mailer: Zimbra 8.6.0_GA_1153 (ZimbraWebClient - FF50 (Win)/8.6.0_GA_1153)</text:p>
      <text:p text:style-name="P21">Thread-Topic: demande de documents du 26 novembre</text:p>
      <text:p text:style-name="P21">Thread-Index: kDKEGlUCjYSbi5KnuhkWiTPcWsNs71sRAb76</text:p>
      <text:p text:style-name="P24"><text:soft-page-break/></text:p>
      <text:p text:style-name="P21">Bonjour Corentin,</text:p>
      <text:p text:style-name="P24"/>
      <text:p text:style-name="P24"/>
      <text:p text:style-name="P21">En r=C3=A9ponse =C3=A0 ton mail de ce lundi 05, je te prie de bien vouloir =</text:p>
      <text:p text:style-name="P21">en faire la demande aupr=C3=A8s de Jean-S=C3=A9bastien WILLEM.</text:p>
      <text:p text:style-name="P24"/>
      <text:p text:style-name="P21">T'en remerciant par avance,</text:p>
      <text:p text:style-name="P24"/>
      <text:p text:style-name="P21">Cordialement.</text:p>
      <text:p text:style-name="P24"/>
      <text:p text:style-name="P24"/>
      <text:p text:style-name="P24"/>
      <text:p text:style-name="P21">--=20</text:p>
      <text:p text:style-name="P21">Jean-Fran=C3=A7ois BRASSELET</text:p>
      <text:p text:style-name="P21">Chef Comptable</text:p>
      <text:p text:style-name="P21">SA WILLEM - SARL DOMOVEIL - SARL WILLEM RESTAURATION</text:p>
      <text:p text:style-name="P21">Ligne Directe 0820-12-19-03</text:p>
      <text:p text:style-name="P24"/>
      <text:p text:style-name="P24"/>
      <text:p text:style-name="P24"/>
      <text:p text:style-name="P21">----- Mail original -----</text:p>
      <text:p text:style-name="P21">De: "Corentin Leclere" &lt;corentin.leclere@domoveil.fr&gt;</text:p>
      <text:p text:style-name="P21">=C3=80: "comptabilite" &lt;comptabilite@domoveil.fr&gt;</text:p>
      <text:p text:style-name="P21">Envoy=C3=A9: Lundi 5 D=C3=A9cembre 2016 18:03:06</text:p>
      <text:p text:style-name="P21">Objet: demande de documents du 26 novembre</text:p>
      <text:p text:style-name="P24"/>
      <text:p text:style-name="P21">Bonjour Jean-Francois.</text:p>
      <text:p text:style-name="P21">Je fais suite =C3=A0 ma demande par mail du 26 novembre pour la copie du ca=</text:p>
      <text:p text:style-name="P21">hier de pointage.</text:p>
      <text:p text:style-name="P24"/>
      <text:p text:style-name="P21">=C3=A9tant donn=C3=A9e la fermeture des bureaux pour la p=C3=A9riode de no=</text:p>
      <text:p text:style-name="P21">=C3=ABl, peux tu m'indiquer si je peux attendre ces documents pour le mois =</text:p>
      <text:p text:style-name="P21">de janvier?</text:p>
      <text:p text:style-name="P21">Peux tu m'indiquer si quelque chose fait obstacle =C3=A0 la production de c=</text:p>
      <text:p text:style-name="P21">e document (outre le fait qu'il est terriblement long =C3=A0 produire parce=</text:p>
      <text:p text:style-name="P23"><text:s/><text:span text:style-name="T27">qu'il faut acc=C3=A9der aux archives)?</text:span></text:p>
      <text:p text:style-name="P21">Est ce un obstacle l=C3=A9gal (par exemple "la demande doit =C3=AAtre faite=</text:p>
      <text:p text:style-name="P23"><text:s/><text:span text:style-name="T27">par le d=C3=A9l=C3=A9gu=C3=A9")?=20</text:span></text:p>
      <text:p text:style-name="P24"/>
      <text:p text:style-name="P21">Je sollicite une r=C3=A9ponse, s'il te pla=C3=AEt.</text:p>
      <text:p text:style-name="P21">=20</text:p>
      <text:p text:style-name="P24"/>
      <text:p text:style-name="P25">Cordialement, corentin</text:p>
      <text:p text:style-name="Text_20_body"><text:line-break/></text:p>
      <text:p text:style-name="P19"><text:soft-page-break/></text:p>
      <text:p text:style-name="P18"/>
      <text:p text:style-name="P18">MAIL DU 17 JANVIER SOLLICITANT UN RDV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4T16:23:27.016000000</dc:date>
    <meta:editing-duration>PT1H42M46S</meta:editing-duration>
    <meta:editing-cycles>39</meta:editing-cycles>
    <meta:generator>LibreOffice/5.2.7.2$Windows_x86 LibreOffice_project/2b7f1e640c46ceb28adf43ee075a6e8b8439ed10</meta:generator>
    <meta:document-statistic meta:table-count="7" meta:image-count="0" meta:object-count="0" meta:page-count="7" meta:paragraph-count="132" meta:word-count="1445" meta:character-count="9788" meta:non-whitespace-character-count="8307"/>
  </office:meta>
</office:document-meta>
</file>